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EFC5B2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vertical-align="middle" draw:auto-grow-height="false" draw:shadow="visible" draw:shadow-offset-x="0.1cm" draw:shadow-offset-y="0.1cm" draw:shadow-opacity="65%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color="#808080" draw:fill="bitmap" draw:fill-color="#ffffcc" draw:fill-gradient-name="Gradient_20_1" draw:fill-hatch-name="Black_20_0_20_Degrees" draw:fill-image-name="Empty" draw:textarea-horizontal-align="justify" draw:textarea-vertical-align="middle" draw:auto-grow-height="false" fo:min-height="0cm" fo:min-width="0cm" fo:wrap-option="wrap"/>
    </style:style>
    <style:style style:name="P1" style:family="paragraph">
      <style:paragraph-properties fo:margin-left="0cm" fo:margin-right="0cm" fo:text-align="center" fo:text-indent="0cm"/>
      <style:text-properties fo:color="#4c4c4c" fo:font-size="10pt"/>
    </style:style>
    <style:style style:name="P2" style:family="paragraph">
      <style:paragraph-properties fo:margin-left="0cm" fo:margin-right="0cm" fo:text-align="center" fo:text-indent="0cm"/>
      <style:text-properties fo:color="#4c4c4c" fo:font-size="10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color="#4c4c4c" fo:font-size="9pt"/>
    </style:style>
    <style:style style:name="P5" style:family="paragraph">
      <style:paragraph-properties fo:margin-left="0cm" fo:margin-right="0cm" fo:text-align="center" fo:text-indent="0cm"/>
      <style:text-properties fo:color="#4c4c4c" fo:font-size="9pt" style:font-size-asian="11pt" style:font-size-complex="11pt"/>
    </style:style>
    <style:style style:name="T1" style:family="text">
      <style:text-properties fo:font-size="9pt" fo:font-weight="normal" style:font-size-asian="9pt" style:font-weight-asian="normal" style:font-size-complex="9pt" style:font-weight-complex="normal"/>
    </style:style>
    <style:style style:name="T2" style:family="text">
      <style:text-properties fo:font-weight="bold" style:font-size-asian="12pt" style:font-weight-asian="bold" style:font-size-complex="12pt" style:font-weight-complex="bold"/>
    </style:style>
    <style:style style:name="T3" style:family="text"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T4" style:family="text">
      <style:text-properties fo:color="#4c4c4c" style:font-size-asian="11pt" style:font-size-complex="11pt"/>
    </style:style>
    <style:style style:name="T5" style:family="text">
      <style:text-properties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5cm" svg:height="1.3cm" svg:x="1.35cm" svg:y="1cm">
          <text:p text:style-name="P1"><text:span text:style-name="T1">&lt;&lt;abstract&gt;&gt;</text:span></text:p>
          <text:p text:style-name="P1"><text:span text:style-name="T2">BaseClass</text:span></text:p>
        </draw:rect>
        <draw:rect draw:style-name="gr1" draw:text-style-name="P2" draw:layer="layout" svg:width="3.5cm" svg:height="1.45cm" svg:x="1.35cm" svg:y="3.8cm">
          <text:p text:style-name="P1"><text:span text:style-name="T1">&lt;&lt;</text:span><text:span text:style-name="T3">extension</text:span><text:span text:style-name="T1"> point&gt;&gt;</text:span></text:p>
          <text:p text:style-name="P1"><text:span text:style-name="T2">EmptySubClass</text:span></text:p>
        </draw:rect>
        <draw:custom-shape draw:style-name="gr2" draw:text-style-name="P3" draw:layer="layout" svg:width="0.5cm" svg:height="0.5cm" svg:x="2.85cm" svg:y="2.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3.1cm" svg:y1="2.8cm" svg:x2="3.1cm" svg:y2="3.8cm">
          <text:p/>
        </draw:line>
        <draw:custom-shape draw:style-name="gr4" draw:text-style-name="P5" draw:layer="layout" svg:width="3.25cm" svg:height="1.25cm" svg:x="6.25cm" svg:y="0.25cm">
          <text:p text:style-name="P4"><text:span text:style-name="T4">Contains all generated code.</text:span></text:p>
          <draw:enhanced-geometry svg:viewBox="0 0 21600 21600" draw:text-areas="800 800 20800 20800" draw:mirror-horizontal="false" draw:mirror-vertical="false" draw:type="round-rectangular-callout" draw:modifiers="-11075.7305444479 24293.52517985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4.75cm" svg:height="1.5cm" svg:x="6.25cm" svg:y="2.35cm">
          <text:p text:style-name="P4"><text:span text:style-name="T5">Empty class in which all handwritten code is added, acts as extension point.</text:span></text:p>
          <draw:enhanced-geometry svg:viewBox="0 0 21600 21600" draw:text-areas="800 800 20800 20800" draw:type="round-rectangular-callout" draw:modifiers="-6992.38055146285 23600.26648900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4.05cm" svg:height="1.25cm" svg:x="6.2cm" svg:y="4.35cm">
          <text:p text:style-name="P4"><text:span text:style-name="T5">Only generated if it is not manually maintained.</text:span></text:p>
          <draw:enhanced-geometry svg:viewBox="0 0 21600 21600" draw:text-areas="800 800 20800 20800" draw:type="round-rectangular-callout" draw:modifiers="-7806.07257467292 7130.935251798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EFC5B2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2cm" fo:margin-left="0.2cm" fo:margin-right="0.2cm" fo:page-width="12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8$Build-9502</meta:generator>
    <meta:initial-creator>Jos Warmer</meta:initial-creator>
    <meta:creation-date>2008-07-21T10:07:43</meta:creation-date>
    <dc:creator>Johan Vogelzang</dc:creator>
    <dc:date>2011-01-22T21:07:03</dc:date>
    <meta:editing-cycles>10</meta:editing-cycles>
    <meta:editing-duration>PT02H00M14S</meta:editing-duration>
    <meta:document-statistic meta:object-count="7"/>
    <meta:user-defined meta:name="Info 1"/>
    <meta:user-defined meta:name="Info 2"/>
    <meta:user-defined meta:name="Info 3"/>
    <meta:user-defined meta:name="Info 4"/>
  </office:meta>
</office:document-meta>
</file>